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10 Pitch" svg:font-family="'Courier 10 Pitch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variant="normal" fo:text-transform="none" fo:color="#c9211e" style:font-name="Courier 10 Pitch" fo:font-size="13.5pt" fo:letter-spacing="normal" fo:font-style="normal" fo:font-weight="bold" officeooo:rsid="000fc66c" officeooo:paragraph-rsid="000fc66c" style:font-weight-asian="bold" style:font-weight-complex="bold" loext:padding="0in" loext:border="none"/>
    </style:style>
    <style:style style:name="P2" style:family="paragraph" style:parent-style-name="Standard">
      <style:text-properties officeooo:paragraph-rsid="000ad061"/>
    </style:style>
    <style:style style:name="P3" style:family="paragraph" style:parent-style-name="Standard">
      <style:text-properties officeooo:rsid="000ad061" officeooo:paragraph-rsid="000ad061"/>
    </style:style>
    <style:style style:name="P4" style:family="paragraph" style:parent-style-name="Standard">
      <style:paragraph-properties fo:text-align="center" style:justify-single-word="false"/>
      <style:text-properties fo:color="#c9211e" fo:font-weight="bold" officeooo:paragraph-rsid="000ad061" style:font-weight-asian="bold" style:font-weight-complex="bold"/>
    </style:style>
    <style:style style:name="P5" style:family="paragraph" style:parent-style-name="Standard" style:list-style-name="L1">
      <style:text-properties officeooo:paragraph-rsid="000ad061"/>
    </style:style>
    <style:style style:name="P6" style:family="paragraph" style:parent-style-name="Standard">
      <style:text-properties officeooo:rsid="000ad061" officeooo:paragraph-rsid="000ad061"/>
    </style:style>
    <style:style style:name="P7" style:family="paragraph" style:parent-style-name="Standard" style:list-style-name="L1">
      <style:text-properties officeooo:rsid="001121be" officeooo:paragraph-rsid="001121be"/>
    </style:style>
    <style:style style:name="P8" style:family="paragraph" style:parent-style-name="Standard">
      <style:text-properties officeooo:rsid="001121be" officeooo:paragraph-rsid="001121be"/>
    </style:style>
    <style:style style:name="T1" style:family="text">
      <style:text-properties officeooo:rsid="000ad061"/>
    </style:style>
    <style:style style:name="T2" style:family="text">
      <style:text-properties officeooo:rsid="001121be"/>
    </style:style>
    <style:style style:name="T3" style:family="text">
      <style:text-properties officeooo:rsid="0012e4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GENERALLY AT LEAST ONE PARAMETER IS USED TO CALIBRATE THE MODEL TO KNOWN EPIDEMIC DATA</text:p>
      <text:p text:style-name="P2"/>
      <text:p text:style-name="P3">Here two different sets of parameters have been calibrated</text:p>
      <text:p text:style-name="P3"/>
      <text:list xml:id="list461569599" text:style-name="L1">
        <text:list-item>
          <text:p text:style-name="P5"><text:span text:style-name="T1">Fit 1 annual probability of transmission, <text:s/></text:span><text:span text:style-name="T2">duration of injecting career and relapse (i.e. rate at which current and former change over).</text:span></text:p>
        </text:list-item>
        <text:list-item>
          <text:p text:style-name="P7">Fit 2 – same as above except the PWID population is also allowed to grow.</text:p>
        </text:list-item>
      </text:list>
      <text:p text:style-name="P8"/>
      <text:p text:style-name="P8">An optimization program is used to find the best fit (3 and 4 parameters respectively) that have 53.1% of the PWID chronically <text:span text:style-name="T3">in</text:span>fected in 2016.</text:p>
      <text:p text:style-name="P8"/>
      <text:p text:style-name="P8">For fit 1 the PWID population (2,248,500) is constrained to be the same from 2007 to 2016.</text:p>
      <text:p text:style-name="P8"/>
      <text:p text:style-name="P8">For fit 2 this constraint is removed and the population of 2,248,500 in 2007 is allowed to grow</text:p>
      <text:p text:style-name="P3"/>
      <text:p text:style-name="P1">Parameter solutions are not uniquely defined. Different parameter sets can have identical values for the fitting objectives.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10 Pitch" svg:font-family="'Courier 10 Pitch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loext:min-decimal-places="3" number:min-integer-digits="1"/>
    </number:number-style>
    <number:number-style style:name="N10121" number:language="en" number:country="US" number:title="User-defined">
      <number:number number:decimal-places="3" loext:min-decimal-places="3" number:min-integer-digits="1" number:grouping="true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0:39:17.038927464</meta:creation-date>
    <dc:date>2021-04-25T18:12:56.983173544</dc:date>
    <meta:editing-duration>PT1H9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38" meta:character-count="808" meta:non-whitespace-character-count="678"/>
  </office:meta>
</office:document-meta>
</file>